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6.6924in" table:align="margins"/>
    </style:style>
    <style:style style:name="Table2.A" style:family="table-column">
      <style:table-column-properties style:column-width="1.4111in" style:rel-column-width="13818*"/>
    </style:style>
    <style:style style:name="Table2.B" style:family="table-column">
      <style:table-column-properties style:column-width="3.1153in" style:rel-column-width="30506*"/>
    </style:style>
    <style:style style:name="Table2.C" style:family="table-column">
      <style:table-column-properties style:column-width="2.166in" style:rel-column-width="21211*"/>
    </style:style>
    <style:style style:name="Table2.A1" style:family="table-cell">
      <style:table-cell-properties fo:padding="0in" fo:border="none"/>
    </style:style>
    <style:style style:name="Table2.C3" style:family="table-cell" style:data-style-name="N0">
      <style:table-cell-properties fo:padding="0in" fo:border="none"/>
    </style:style>
    <style:style style:name="Table1" style:family="table">
      <style:table-properties style:width="6.6924in" table:align="margins"/>
    </style:style>
    <style:style style:name="Table1.A" style:family="table-column">
      <style:table-column-properties style:column-width="1.534in" style:rel-column-width="15021*"/>
    </style:style>
    <style:style style:name="Table1.B" style:family="table-column">
      <style:table-column-properties style:column-width="0.9472in" style:rel-column-width="9275*"/>
    </style:style>
    <style:style style:name="Table1.C" style:family="table-column">
      <style:table-column-properties style:column-width="4.2111in" style:rel-column-width="41239*"/>
    </style:style>
    <style:style style:name="Table1.A1" style:family="table-cell">
      <style:table-cell-properties fo:background-color="#000000" fo:padding="0in" fo:border="none">
        <style:background-image/>
      </style:table-cell-properties>
    </style:style>
    <style:style style:name="Table1.A2" style:family="table-cell">
      <style:table-cell-properties fo:background-color="#cccccc" fo:padding="0in" fo:border="none">
        <style:background-image/>
      </style:table-cell-properties>
    </style:style>
    <style:style style:name="Table1.A3" style:family="table-cell">
      <style:table-cell-properties fo:padding="0in" fo:border="none"/>
    </style:style>
    <style:style style:name="Table1.B3" style:family="table-cell">
      <style:table-cell-properties fo:padding="0in" fo:border="none"/>
    </style:style>
    <style:style style:name="Table1.C3" style:family="table-cell">
      <style:table-cell-properties fo:padding="0in" fo:border="none"/>
    </style:style>
    <style:style style:name="Table1.A4" style:family="table-cell">
      <style:table-cell-properties fo:padding="0in" fo:border="none"/>
    </style:style>
    <style:style style:name="Table1.B4" style:family="table-cell">
      <style:table-cell-properties fo:padding="0in" fo:border="none"/>
    </style:style>
    <style:style style:name="Table1.C4" style:family="table-cell">
      <style:table-cell-properties fo:padding="0in" fo:border="none"/>
    </style:style>
    <style:style style:name="Table1.A5" style:family="table-cell">
      <style:table-cell-properties fo:padding="0in" fo:border="none"/>
    </style:style>
    <style:style style:name="Table1.B5" style:family="table-cell">
      <style:table-cell-properties fo:padding="0in" fo:border="none"/>
    </style:style>
    <style:style style:name="Table1.C5" style:family="table-cell">
      <style:table-cell-properties fo:padding="0in" fo:border="none"/>
    </style:style>
    <style:style style:name="Table1.A6" style:family="table-cell">
      <style:table-cell-properties fo:padding="0in" fo:border="none"/>
    </style:style>
    <style:style style:name="Table1.B6" style:family="table-cell">
      <style:table-cell-properties fo:padding="0in" fo:border="none"/>
    </style:style>
    <style:style style:name="Table1.C6" style:family="table-cell">
      <style:table-cell-properties fo:padding="0in" fo:border="none"/>
    </style:style>
    <style:style style:name="Table1.A7" style:family="table-cell">
      <style:table-cell-properties fo:padding="0in" fo:border="none"/>
    </style:style>
    <style:style style:name="Table1.B7" style:family="table-cell">
      <style:table-cell-properties fo:padding="0in" fo:border="none"/>
    </style:style>
    <style:style style:name="Table1.C7" style:family="table-cell">
      <style:table-cell-properties fo:padding="0in" fo:border="none"/>
    </style:style>
    <style:style style:name="Table1.A8" style:family="table-cell">
      <style:table-cell-properties fo:padding="0in" fo:border="none"/>
    </style:style>
    <style:style style:name="Table1.B8" style:family="table-cell">
      <style:table-cell-properties fo:padding="0in" fo:border="none"/>
    </style:style>
    <style:style style:name="Table1.C8" style:family="table-cell">
      <style:table-cell-properties fo:padding="0in" fo:border="none"/>
    </style:style>
    <style:style style:name="Table1.A9" style:family="table-cell">
      <style:table-cell-properties fo:padding="0in" fo:border="none"/>
    </style:style>
    <style:style style:name="Table1.B9" style:family="table-cell">
      <style:table-cell-properties fo:padding="0in" fo:border="none"/>
    </style:style>
    <style:style style:name="Table1.C9" style:family="table-cell">
      <style:table-cell-properties fo:padding="0in" fo:border="none"/>
    </style:style>
    <style:style style:name="Table1.A11" style:family="table-cell">
      <style:table-cell-properties fo:padding="0in" fo:border="none"/>
    </style:style>
    <style:style style:name="Table1.B11" style:family="table-cell">
      <style:table-cell-properties fo:padding="0in" fo:border="none"/>
    </style:style>
    <style:style style:name="Table1.C11" style:family="table-cell">
      <style:table-cell-properties fo:padding="0in" fo:border="none"/>
    </style:style>
    <style:style style:name="Table1.A12" style:family="table-cell">
      <style:table-cell-properties fo:padding="0in" fo:border="none"/>
    </style:style>
    <style:style style:name="Table1.B12" style:family="table-cell">
      <style:table-cell-properties fo:padding="0in" fo:border="none"/>
    </style:style>
    <style:style style:name="Table1.C12" style:family="table-cell">
      <style:table-cell-properties fo:padding="0in" fo:border="none"/>
    </style:style>
    <style:style style:name="Table1.A13" style:family="table-cell">
      <style:table-cell-properties fo:padding="0in" fo:border="none"/>
    </style:style>
    <style:style style:name="Table1.B13" style:family="table-cell">
      <style:table-cell-properties fo:padding="0in" fo:border="none"/>
    </style:style>
    <style:style style:name="Table1.C13" style:family="table-cell">
      <style:table-cell-properties fo:padding="0in" fo:border="none"/>
    </style:style>
    <style:style style:name="Table1.A14" style:family="table-cell">
      <style:table-cell-properties fo:padding="0in" fo:border="none"/>
    </style:style>
    <style:style style:name="Table1.B14" style:family="table-cell">
      <style:table-cell-properties fo:padding="0in" fo:border="none"/>
    </style:style>
    <style:style style:name="Table1.C14" style:family="table-cell">
      <style:table-cell-properties fo:padding="0in" fo:border="none"/>
    </style:style>
    <style:style style:name="Table1.A16" style:family="table-cell">
      <style:table-cell-properties fo:padding="0in" fo:border="none"/>
    </style:style>
    <style:style style:name="Table1.B16" style:family="table-cell">
      <style:table-cell-properties fo:padding="0in" fo:border="none"/>
    </style:style>
    <style:style style:name="Table1.C16" style:family="table-cell">
      <style:table-cell-properties fo:padding="0in" fo:border="none"/>
    </style:style>
    <style:style style:name="Table1.A17" style:family="table-cell">
      <style:table-cell-properties fo:padding="0in" fo:border="none"/>
    </style:style>
    <style:style style:name="Table1.B17" style:family="table-cell">
      <style:table-cell-properties fo:padding="0in" fo:border="none"/>
    </style:style>
    <style:style style:name="Table1.C17" style:family="table-cell">
      <style:table-cell-properties fo:padding="0in" fo:border="none"/>
    </style:style>
    <style:style style:name="Table1.A18" style:family="table-cell">
      <style:table-cell-properties fo:padding="0in" fo:border="none"/>
    </style:style>
    <style:style style:name="Table1.B18" style:family="table-cell">
      <style:table-cell-properties fo:padding="0in" fo:border="none"/>
    </style:style>
    <style:style style:name="Table1.C18" style:family="table-cell">
      <style:table-cell-properties fo:padding="0in" fo:border="none"/>
    </style:style>
    <style:style style:name="Table1.A19" style:family="table-cell">
      <style:table-cell-properties fo:padding="0in" fo:border="none"/>
    </style:style>
    <style:style style:name="Table1.B19" style:family="table-cell">
      <style:table-cell-properties fo:padding="0in" fo:border="none"/>
    </style:style>
    <style:style style:name="Table1.C19" style:family="table-cell">
      <style:table-cell-properties fo:padding="0in" fo:border="none"/>
    </style:style>
    <style:style style:name="Table1.A20" style:family="table-cell">
      <style:table-cell-properties fo:padding="0in" fo:border="none"/>
    </style:style>
    <style:style style:name="Table1.B20" style:family="table-cell">
      <style:table-cell-properties fo:padding="0in" fo:border="none"/>
    </style:style>
    <style:style style:name="Table1.C20" style:family="table-cell">
      <style:table-cell-properties fo:padding="0in" fo:border="none"/>
    </style:style>
    <style:style style:name="Table1.A21" style:family="table-cell">
      <style:table-cell-properties fo:padding="0in" fo:border="none"/>
    </style:style>
    <style:style style:name="Table1.B21" style:family="table-cell">
      <style:table-cell-properties fo:padding="0in" fo:border="none"/>
    </style:style>
    <style:style style:name="Table1.C21" style:family="table-cell">
      <style:table-cell-properties fo:padding="0in" fo:border="none"/>
    </style:style>
    <style:style style:name="Table1.A22" style:family="table-cell">
      <style:table-cell-properties fo:padding="0in" fo:border="none"/>
    </style:style>
    <style:style style:name="Table1.B22" style:family="table-cell">
      <style:table-cell-properties fo:padding="0in" fo:border="none"/>
    </style:style>
    <style:style style:name="Table1.C22" style:family="table-cell">
      <style:table-cell-properties fo:padding="0in" fo:border="none"/>
    </style:style>
    <style:style style:name="Table1.A23" style:family="table-cell">
      <style:table-cell-properties fo:padding="0in" fo:border="none"/>
    </style:style>
    <style:style style:name="Table1.B23" style:family="table-cell">
      <style:table-cell-properties fo:padding="0in" fo:border="none"/>
    </style:style>
    <style:style style:name="Table1.C23" style:family="table-cell">
      <style:table-cell-properties fo:padding="0in" fo:border="none"/>
    </style:style>
    <style:style style:name="Table1.A25" style:family="table-cell">
      <style:table-cell-properties fo:padding="0in" fo:border="none"/>
    </style:style>
    <style:style style:name="Table1.B25" style:family="table-cell">
      <style:table-cell-properties fo:padding="0in" fo:border="none"/>
    </style:style>
    <style:style style:name="Table1.C25" style:family="table-cell">
      <style:table-cell-properties fo:padding="0in" fo:border="none"/>
    </style:style>
    <style:style style:name="Table1.A26" style:family="table-cell">
      <style:table-cell-properties fo:padding="0in" fo:border="none"/>
    </style:style>
    <style:style style:name="Table1.B26" style:family="table-cell">
      <style:table-cell-properties fo:padding="0in" fo:border="none"/>
    </style:style>
    <style:style style:name="Table1.C26" style:family="table-cell">
      <style:table-cell-properties fo:padding="0in" fo:border="none"/>
    </style:style>
    <style:style style:name="Table1.A27" style:family="table-cell">
      <style:table-cell-properties fo:padding="0in" fo:border="none"/>
    </style:style>
    <style:style style:name="Table1.B27" style:family="table-cell">
      <style:table-cell-properties fo:padding="0in" fo:border="none"/>
    </style:style>
    <style:style style:name="Table1.C27" style:family="table-cell">
      <style:table-cell-properties fo:padding="0in" fo:border="none"/>
    </style:style>
    <style:style style:name="Table1.A28" style:family="table-cell">
      <style:table-cell-properties fo:padding="0in" fo:border="none"/>
    </style:style>
    <style:style style:name="Table1.B28" style:family="table-cell">
      <style:table-cell-properties fo:padding="0in" fo:border="none"/>
    </style:style>
    <style:style style:name="Table1.C28" style:family="table-cell">
      <style:table-cell-properties fo:padding="0in" fo:border="none"/>
    </style:style>
    <style:style style:name="Table1.A29" style:family="table-cell">
      <style:table-cell-properties fo:padding="0in" fo:border="none"/>
    </style:style>
    <style:style style:name="Table1.B29" style:family="table-cell">
      <style:table-cell-properties fo:padding="0in" fo:border="none"/>
    </style:style>
    <style:style style:name="Table1.C29" style:family="table-cell">
      <style:table-cell-properties fo:padding="0in" fo:border="none"/>
    </style:style>
    <style:style style:name="Table1.A30" style:family="table-cell">
      <style:table-cell-properties fo:padding="0in" fo:border="none"/>
    </style:style>
    <style:style style:name="Table1.B30" style:family="table-cell">
      <style:table-cell-properties fo:padding="0in" fo:border="none"/>
    </style:style>
    <style:style style:name="Table1.C30" style:family="table-cell">
      <style:table-cell-properties fo:padding="0in" fo:border="none"/>
    </style:style>
    <style:style style:name="Table1.A31" style:family="table-cell">
      <style:table-cell-properties fo:padding="0in" fo:border="none"/>
    </style:style>
    <style:style style:name="Table1.B31" style:family="table-cell">
      <style:table-cell-properties fo:padding="0in" fo:border="none"/>
    </style:style>
    <style:style style:name="Table1.C31" style:family="table-cell">
      <style:table-cell-properties fo:padding="0in" fo:border="none"/>
    </style:style>
    <style:style style:name="Table1.A32" style:family="table-cell">
      <style:table-cell-properties fo:padding="0in" fo:border="none"/>
    </style:style>
    <style:style style:name="Table1.B32" style:family="table-cell">
      <style:table-cell-properties fo:padding="0in" fo:border="none"/>
    </style:style>
    <style:style style:name="Table1.C32" style:family="table-cell">
      <style:table-cell-properties fo:padding="0in" fo:border="none"/>
    </style:style>
    <style:style style:name="Table1.A33" style:family="table-cell">
      <style:table-cell-properties fo:padding="0in" fo:border="none"/>
    </style:style>
    <style:style style:name="Table1.B33" style:family="table-cell">
      <style:table-cell-properties fo:padding="0in" fo:border="none"/>
    </style:style>
    <style:style style:name="Table1.C33" style:family="table-cell">
      <style:table-cell-properties fo:padding="0in" fo:border="none"/>
    </style:style>
    <style:style style:name="Table1.A34" style:family="table-cell">
      <style:table-cell-properties fo:padding="0in" fo:border="none"/>
    </style:style>
    <style:style style:name="Table1.B34" style:family="table-cell">
      <style:table-cell-properties fo:padding="0in" fo:border="none"/>
    </style:style>
    <style:style style:name="Table1.C34" style:family="table-cell">
      <style:table-cell-properties fo:padding="0in" fo:border="none"/>
    </style:style>
    <style:style style:name="Table1.A36" style:family="table-cell">
      <style:table-cell-properties fo:padding="0in" fo:border="none"/>
    </style:style>
    <style:style style:name="Table1.B36" style:family="table-cell">
      <style:table-cell-properties fo:padding="0in" fo:border="none"/>
    </style:style>
    <style:style style:name="Table1.C36" style:family="table-cell">
      <style:table-cell-properties fo:padding="0in" fo:border="none"/>
    </style:style>
    <style:style style:name="Table1.A37" style:family="table-cell">
      <style:table-cell-properties fo:padding="0in" fo:border="none"/>
    </style:style>
    <style:style style:name="Table1.B37" style:family="table-cell">
      <style:table-cell-properties fo:padding="0in" fo:border="none"/>
    </style:style>
    <style:style style:name="Table1.C37" style:family="table-cell">
      <style:table-cell-properties fo:padding="0in" fo:border="none"/>
    </style:style>
    <style:style style:name="Table1.A38" style:family="table-cell">
      <style:table-cell-properties fo:padding="0in" fo:border="none"/>
    </style:style>
    <style:style style:name="Table1.B38" style:family="table-cell">
      <style:table-cell-properties fo:padding="0in" fo:border="none"/>
    </style:style>
    <style:style style:name="Table1.C38" style:family="table-cell">
      <style:table-cell-properties fo:padding="0in" fo:border="none"/>
    </style:style>
    <style:style style:name="Table1.A39" style:family="table-cell">
      <style:table-cell-properties fo:padding="0in" fo:border="none"/>
    </style:style>
    <style:style style:name="Table1.B39" style:family="table-cell">
      <style:table-cell-properties fo:padding="0in" fo:border="none"/>
    </style:style>
    <style:style style:name="Table1.C39" style:family="table-cell">
      <style:table-cell-properties fo:padding="0in" fo:border="none"/>
    </style:style>
    <style:style style:name="Table1.A40" style:family="table-cell">
      <style:table-cell-properties fo:padding="0in" fo:border="none"/>
    </style:style>
    <style:style style:name="Table1.B40" style:family="table-cell">
      <style:table-cell-properties fo:padding="0in" fo:border="none"/>
    </style:style>
    <style:style style:name="Table1.C40" style:family="table-cell">
      <style:table-cell-properties fo:padding="0in" fo:border="none"/>
    </style:style>
    <style:style style:name="Table1.A42" style:family="table-cell">
      <style:table-cell-properties fo:padding="0in" fo:border="none"/>
    </style:style>
    <style:style style:name="Table1.B42" style:family="table-cell">
      <style:table-cell-properties fo:padding="0in" fo:border="none"/>
    </style:style>
    <style:style style:name="Table1.C42" style:family="table-cell">
      <style:table-cell-properties fo:padding="0in" fo:border="none"/>
    </style:style>
    <style:style style:name="Table1.A43" style:family="table-cell">
      <style:table-cell-properties fo:padding="0in" fo:border="none"/>
    </style:style>
    <style:style style:name="Table1.B43" style:family="table-cell">
      <style:table-cell-properties fo:padding="0in" fo:border="none"/>
    </style:style>
    <style:style style:name="Table1.C43" style:family="table-cell">
      <style:table-cell-properties fo:padding="0in" fo:border="none"/>
    </style:style>
    <style:style style:name="Table1.A45" style:family="table-cell">
      <style:table-cell-properties fo:padding="0in" fo:border="none"/>
    </style:style>
    <style:style style:name="Table1.B45" style:family="table-cell">
      <style:table-cell-properties fo:padding="0in" fo:border="none"/>
    </style:style>
    <style:style style:name="Table1.C45" style:family="table-cell">
      <style:table-cell-properties fo:padding="0in" fo:border="none"/>
    </style:style>
    <style:style style:name="Table1.A46" style:family="table-cell">
      <style:table-cell-properties fo:padding="0in" fo:border="none"/>
    </style:style>
    <style:style style:name="Table1.B46" style:family="table-cell">
      <style:table-cell-properties fo:padding="0in" fo:border="none"/>
    </style:style>
    <style:style style:name="Table1.C46" style:family="table-cell">
      <style:table-cell-properties fo:padding="0in" fo:border="none"/>
    </style:style>
    <style:style style:name="Table1.A48" style:family="table-cell">
      <style:table-cell-properties fo:padding="0in" fo:border="none"/>
    </style:style>
    <style:style style:name="Table1.B48" style:family="table-cell">
      <style:table-cell-properties fo:padding="0in" fo:border="none"/>
    </style:style>
    <style:style style:name="Table1.C48" style:family="table-cell">
      <style:table-cell-properties fo:padding="0in" fo:border="none"/>
    </style:style>
    <style:style style:name="P1" style:family="paragraph" style:parent-style-name="Footer">
      <style:text-properties fo:font-size="9pt" style:font-size-asian="9pt" style:font-size-complex="9pt"/>
    </style:style>
    <style:style style:name="P2" style:family="paragraph" style:parent-style-name="Standard">
      <style:paragraph-properties fo:text-align="center" style:justify-single-word="false"/>
      <style:text-properties fo:font-size="10pt" style:font-size-asian="10pt" style:font-size-complex="10pt"/>
    </style:style>
    <style:style style:name="P3" style:family="paragraph" style:parent-style-name="Standard">
      <style:paragraph-properties fo:text-align="start" style:justify-single-word="false"/>
      <style:text-properties fo:font-size="10pt" style:font-size-asian="10pt" style:font-size-complex="10pt"/>
    </style:style>
    <style:style style:name="P4"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5"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6" style:family="paragraph" style:parent-style-name="Standard">
      <style:paragraph-properties fo:text-align="start" style:justify-single-word="false"/>
      <style:text-properties fo:font-size="10pt" style:font-size-asian="8.75pt" style:font-size-complex="10pt"/>
    </style:style>
    <style:style style:name="P7" style:family="paragraph" style:parent-style-name="Standard">
      <style:paragraph-properties fo:text-align="start" style:justify-single-word="false"/>
      <style:text-properties fo:font-size="12pt" style:font-size-asian="12pt" style:font-size-complex="12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0" style:family="paragraph" style:parent-style-name="Standard">
      <style:paragraph-properties fo:text-align="start" style:justify-single-word="false"/>
      <style:text-properties style:font-name="Monospace" fo:font-size="8pt" fo:font-weight="normal" style:font-size-asian="8pt" style:font-weight-asian="normal" style:font-size-complex="8pt" style:font-weight-complex="normal"/>
    </style:style>
    <style:style style:name="P11" style:family="paragraph" style:parent-style-name="Standard">
      <style:paragraph-properties fo:text-align="start" style:justify-single-word="false"/>
      <style:text-properties style:font-name="Monospace" fo:font-size="7pt" fo:font-weight="normal" style:font-size-asian="7pt" style:font-weight-asian="normal" style:font-size-complex="7pt" style:font-weight-complex="normal"/>
    </style:style>
    <style:style style:name="P12" style:family="paragraph" style:parent-style-name="Standard">
      <style:paragraph-properties fo:text-align="start" style:justify-single-word="false"/>
      <style:text-properties fo:font-size="9pt" fo:font-weight="normal" style:font-size-asian="9pt" style:font-weight-asian="normal" style:font-size-complex="9pt" style:font-weight-complex="normal"/>
    </style:style>
    <style:style style:name="P13" style:family="paragraph" style:parent-style-name="Standard">
      <style:paragraph-properties fo:text-align="start" style:justify-single-word="false" fo:background-color="#000000">
        <style:background-image/>
      </style:paragraph-properties>
      <style:text-properties fo:color="#ffffff" style:font-name="Monospace" fo:font-size="7pt" fo:font-weight="normal" style:font-size-asian="7pt" style:font-weight-asian="normal" style:font-size-complex="7pt" style:font-weight-complex="normal"/>
    </style:style>
    <style:style style:name="P14"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5"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16" style:family="paragraph" style:parent-style-name="Table_20_Contents">
      <style:paragraph-properties fo:text-align="start" style:justify-single-word="false"/>
      <style:text-properties fo:font-size="9pt" style:font-size-asian="9pt" style:font-size-complex="9pt"/>
    </style:style>
    <style:style style:name="P17" style:family="paragraph" style:parent-style-name="Table_20_Contents">
      <style:paragraph-properties fo:text-align="center" style:justify-single-word="false"/>
      <style:text-properties fo:font-size="9pt" style:font-size-asian="9pt" style:font-size-complex="9pt"/>
    </style:style>
    <style:style style:name="P18"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19" style:family="paragraph" style:parent-style-name="Table_20_Contents">
      <style:paragraph-properties fo:text-align="start" style:justify-single-word="false"/>
      <style:text-properties fo:color="#ffffff" fo:font-size="9pt" style:font-size-asian="9pt" style:font-size-complex="9pt"/>
    </style:style>
    <style:style style:name="P20" style:family="paragraph" style:parent-style-name="Standard">
      <style:paragraph-properties fo:text-align="start" style:justify-single-word="false"/>
      <style:text-properties fo:font-size="10pt" style:font-size-asian="10pt" style:font-size-complex="10pt"/>
    </style:style>
    <style:style style:name="P21"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23" style:family="paragraph" style:parent-style-name="Standard">
      <style:paragraph-properties fo:text-align="start" style:justify-single-word="false"/>
      <style:text-properties fo:font-size="10pt" style:font-size-asian="8.75pt" style:font-size-complex="10pt"/>
    </style:style>
    <style:style style:name="P24" style:family="paragraph" style:parent-style-name="Standard">
      <style:paragraph-properties fo:text-align="start" style:justify-single-word="false"/>
      <style:text-properties style:font-name="Monospace" fo:font-size="8pt" fo:font-weight="normal" style:font-size-asian="8pt" style:font-weight-asian="normal" style:font-size-complex="8pt" style:font-weight-complex="normal"/>
    </style:style>
    <style:style style:name="T1" style:family="text">
      <style:text-properties fo:font-weight="normal" style:font-weight-asian="normal" style:font-weight-complex="normal"/>
    </style:style>
    <style:style style:name="T2" style:family="text">
      <style:text-properties style:font-name="Monospace" fo:font-size="8pt" style:font-size-asian="8pt" style:font-size-complex="8pt"/>
    </style:style>
    <style:style style:name="T3" style:family="text">
      <style:text-properties style:text-line-through-style="soli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QtSixA/sixad Manual</text:p>
      <text:p text:style-name="P2"/>
      <text:p text:style-name="P3"/>
      <text:p text:style-name="P4"><text:s text:c="2"/>Contents</text:p>
      <text:p text:style-name="P3"/>
      <table:table table:name="Table2" table:style-name="Table2">
        <table:table-column table:style-name="Table2.A"/>
        <table:table-column table:style-name="Table2.B"/>
        <table:table-column table:style-name="Table2.C"/>
        <table:table-row>
          <table:table-cell table:style-name="Table2.A1" office:value-type="string">
            <text:p text:style-name="P5"/>
          </table:table-cell>
          <table:table-cell table:style-name="Table2.A1" office:value-type="string">
            <text:p text:style-name="P4">Intro</text:p>
          </table:table-cell>
          <table:table-cell table:style-name="Table2.A1" office:value-type="string">
            <text:p text:style-name="P15">page 2</text:p>
          </table:table-cell>
        </table:table-row>
        <table:table-row>
          <table:table-cell table:style-name="Table2.A1" office:value-type="string">
            <text:p text:style-name="P15"/>
          </table:table-cell>
          <table:table-cell table:style-name="Table2.A1" office:value-type="string">
            <text:p text:style-name="P15"><text:s text:c="3"/>The Sixaxis in Linux</text:p>
          </table:table-cell>
          <table:table-cell table:style-name="Table2.A1" office:value-type="string">
            <text:p text:style-name="P15">page 2</text:p>
          </table:table-cell>
        </table:table-row>
        <table:table-row>
          <table:table-cell table:style-name="Table2.A1" office:value-type="string">
            <text:p text:style-name="P15"/>
          </table:table-cell>
          <table:table-cell table:style-name="Table2.A1" office:value-type="string">
            <text:p text:style-name="P15"/>
          </table:table-cell>
          <table:table-cell table:style-name="Table2.C3">
            <text:p text:style-name="P15"/>
          </table:table-cell>
        </table:table-row>
        <table:table-row>
          <table:table-cell table:style-name="Table2.A1" office:value-type="string">
            <text:p text:style-name="P15"/>
          </table:table-cell>
          <table:table-cell table:style-name="Table2.A1" office:value-type="string">
            <text:p text:style-name="P14">The sixad driver</text:p>
          </table:table-cell>
          <table:table-cell table:style-name="Table2.A1" office:value-type="string">
            <text:p text:style-name="P15">page 3</text:p>
          </table:table-cell>
        </table:table-row>
        <table:table-row>
          <table:table-cell table:style-name="Table2.A1" office:value-type="string">
            <text:p text:style-name="P15"/>
          </table:table-cell>
          <table:table-cell table:style-name="Table2.A1" office:value-type="string">
            <text:p text:style-name="P15"><text:s text:c="3"/>Usage</text:p>
          </table:table-cell>
          <table:table-cell table:style-name="Table2.A1" office:value-type="string">
            <text:p text:style-name="P15">page 3</text:p>
          </table:table-cell>
        </table:table-row>
        <table:table-row>
          <table:table-cell table:style-name="Table2.A1" office:value-type="string">
            <text:p text:style-name="P15"/>
          </table:table-cell>
          <table:table-cell table:style-name="Table2.A1" office:value-type="string">
            <text:p text:style-name="P15"><text:s text:c="3"/>Configure sixad</text:p>
          </table:table-cell>
          <table:table-cell table:style-name="Table2.A1" office:value-type="string">
            <text:p text:style-name="P15">page 4</text:p>
          </table:table-cell>
        </table:table-row>
        <table:table-row>
          <table:table-cell table:style-name="Table2.A1" office:value-type="string">
            <text:p text:style-name="P15"/>
          </table:table-cell>
          <table:table-cell table:style-name="Table2.A1" office:value-type="string">
            <text:p text:style-name="P15"><text:s text:c="3"/>The sixad configuration file specification</text:p>
          </table:table-cell>
          <table:table-cell table:style-name="Table2.A1" office:value-type="string">
            <text:p text:style-name="P15">page 4</text:p>
          </table:table-cell>
        </table:table-row>
        <table:table-row>
          <table:table-cell table:style-name="Table2.A1" office:value-type="string">
            <text:p text:style-name="P15"/>
          </table:table-cell>
          <table:table-cell table:style-name="Table2.A1" office:value-type="string">
            <text:p text:style-name="P15"/>
          </table:table-cell>
          <table:table-cell table:style-name="Table2.C3">
            <text:p text:style-name="P15"/>
          </table:table-cell>
        </table:table-row>
        <table:table-row>
          <table:table-cell table:style-name="Table2.A1" office:value-type="string">
            <text:p text:style-name="P15"/>
          </table:table-cell>
          <table:table-cell table:style-name="Table2.A1" office:value-type="string">
            <text:p text:style-name="P14">QtSixA – The interface</text:p>
          </table:table-cell>
          <table:table-cell table:style-name="Table2.A1" office:value-type="string">
            <text:p text:style-name="P15">page 7</text:p>
          </table:table-cell>
        </table:table-row>
        <table:table-row>
          <table:table-cell table:style-name="Table2.A1" office:value-type="string">
            <text:p text:style-name="P15"/>
          </table:table-cell>
          <table:table-cell table:style-name="Table2.A1" office:value-type="string">
            <text:p text:style-name="P15"/>
          </table:table-cell>
          <table:table-cell table:style-name="Table2.C3">
            <text:p text:style-name="P15"/>
          </table:table-cell>
        </table:table-row>
        <table:table-row>
          <table:table-cell table:style-name="Table2.A1" office:value-type="string">
            <text:p text:style-name="P15"/>
          </table:table-cell>
          <table:table-cell table:style-name="Table2.A1" office:value-type="string">
            <text:p text:style-name="P14">The sixad utilities</text:p>
          </table:table-cell>
          <table:table-cell table:style-name="Table2.A1" office:value-type="string">
            <text:p text:style-name="P15">page 8</text:p>
          </table:table-cell>
        </table:table-row>
        <table:table-row>
          <table:table-cell table:style-name="Table2.A1" office:value-type="string">
            <text:p text:style-name="P15"/>
          </table:table-cell>
          <table:table-cell table:style-name="Table2.A1" office:value-type="string">
            <text:p text:style-name="P15"><text:s text:c="3"/>hidraw-dump</text:p>
          </table:table-cell>
          <table:table-cell table:style-name="Table2.A1" office:value-type="string">
            <text:p text:style-name="P15">page 8</text:p>
          </table:table-cell>
        </table:table-row>
        <table:table-row>
          <table:table-cell table:style-name="Table2.A1" office:value-type="string">
            <text:p text:style-name="P15"/>
          </table:table-cell>
          <table:table-cell table:style-name="Table2.A1" office:value-type="string">
            <text:p text:style-name="P15"><text:s text:c="3"/>sixpair[-kbd]</text:p>
          </table:table-cell>
          <table:table-cell table:style-name="Table2.A1" office:value-type="string">
            <text:p text:style-name="P15">page 8</text:p>
          </table:table-cell>
        </table:table-row>
        <table:table-row>
          <table:table-cell table:style-name="Table2.A1" office:value-type="string">
            <text:p text:style-name="P15"/>
          </table:table-cell>
          <table:table-cell table:style-name="Table2.A1" office:value-type="string">
            <text:p text:style-name="P15"><text:s text:c="3"/>sixad-jack</text:p>
          </table:table-cell>
          <table:table-cell table:style-name="Table2.A1" office:value-type="string">
            <text:p text:style-name="P15">page 8</text:p>
          </table:table-cell>
        </table:table-row>
        <table:table-row>
          <table:table-cell table:style-name="Table2.A1" office:value-type="string">
            <text:p text:style-name="P15"/>
          </table:table-cell>
          <table:table-cell table:style-name="Table2.A1" office:value-type="string">
            <text:p text:style-name="P15"><text:s text:c="3"/>sixad-raw</text:p>
          </table:table-cell>
          <table:table-cell table:style-name="Table2.C3">
            <text:p text:style-name="P15"/>
          </table:table-cell>
        </table:table-row>
        <table:table-row>
          <table:table-cell table:style-name="Table2.A1" office:value-type="string">
            <text:p text:style-name="P15"/>
          </table:table-cell>
          <table:table-cell table:style-name="Table2.A1" office:value-type="string">
            <text:p text:style-name="P15"/>
          </table:table-cell>
          <table:table-cell table:style-name="Table2.C3">
            <text:p text:style-name="P15"/>
          </table:table-cell>
        </table:table-row>
        <table:table-row>
          <table:table-cell table:style-name="Table2.A1" office:value-type="string">
            <text:p text:style-name="P15"/>
          </table:table-cell>
          <table:table-cell table:style-name="Table2.A1" office:value-type="string">
            <text:p text:style-name="P14">Connecting and disconnecting devices</text:p>
          </table:table-cell>
          <table:table-cell table:style-name="Table2.A1" office:value-type="string">
            <text:p text:style-name="P15">page 9</text:p>
          </table:table-cell>
        </table:table-row>
        <table:table-row>
          <table:table-cell table:style-name="Table2.A1" office:value-type="string">
            <text:p text:style-name="P15"/>
          </table:table-cell>
          <table:table-cell table:style-name="Table2.A1" office:value-type="string">
            <text:p text:style-name="P15"><text:s text:c="3"/>Sixaxis/DualShock3</text:p>
          </table:table-cell>
          <table:table-cell table:style-name="Table2.A1" office:value-type="string">
            <text:p text:style-name="P15">page 9</text:p>
          </table:table-cell>
        </table:table-row>
        <table:table-row>
          <table:table-cell table:style-name="Table2.A1" office:value-type="string">
            <text:p text:style-name="P15"/>
          </table:table-cell>
          <table:table-cell table:style-name="Table2.A1" office:value-type="string">
            <text:p text:style-name="P15"><text:s text:c="3"/>Keypad</text:p>
          </table:table-cell>
          <table:table-cell table:style-name="Table2.A1" office:value-type="string">
            <text:p text:style-name="P15">page 9</text:p>
          </table:table-cell>
        </table:table-row>
        <table:table-row>
          <table:table-cell table:style-name="Table2.A1" office:value-type="string">
            <text:p text:style-name="P15"/>
          </table:table-cell>
          <table:table-cell table:style-name="Table2.A1" office:value-type="string">
            <text:p text:style-name="P15"><text:s text:c="3"/>Remote</text:p>
          </table:table-cell>
          <table:table-cell table:style-name="Table2.A1" office:value-type="string">
            <text:p text:style-name="P15">page 9</text:p>
          </table:table-cell>
        </table:table-row>
      </table:table>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text:s text:c="2"/>Intro</text:p>
      <text:p text:style-name="P8"/>
      <text:p text:style-name="P3">QtSixA is an interface to 'sixad', an application that can connect PS3 hardware (Sixaxis/DualShock3, Keypads and Remotes) to a Linux-compatible machine.</text:p>
      <text:p text:style-name="P3"/>
      <text:p text:style-name="P3">"QtSixA" is the GUI (interface), while "sixad" is the backend C++ code.</text:p>
      <text:p text:style-name="P3"/>
      <text:p text:style-name="P3">Currently sixad supports:</text:p>
      <text:p text:style-name="P3"><text:s text:c="2"/>- Sixaxis/DualShock3 (buttons, axis, accelerometers, leds and rumble)</text:p>
      <text:p text:style-name="P3"><text:s text:c="2"/>- PS3 Keypads</text:p>
      <text:p text:style-name="P3"><text:s text:c="2"/>- PS3 BD Remotes</text:p>
      <text:p text:style-name="P3"><text:s text:c="2"/>- PS3 3in1 KeyMote (joystick to mouse/keyboard driver)</text:p>
      <text:p text:style-name="P3"/>
      <text:p text:style-name="P3">There's also other small utilities that can be helpful for users:</text:p>
      <text:p text:style-name="P3"><text:s text:c="2"/>- hidraw-dump </text:p>
      <text:p text:style-name="P3"><text:s/>Dumps event information from hidraw devices, just like hcidump does for bluetooth</text:p>
      <text:p text:style-name="P3"><text:s text:c="2"/>- sixpair/sixpair-kbd</text:p>
      <text:p text:style-name="P3"><text:s/>Pairs the sixaxis (or *-kbd for keypads) to the current machine's bluetooth adapter, or the 1st command-line argument.</text:p>
      <text:p text:style-name="P3"><text:s/>Note that BD Remotes don't need pairing with sixad.</text:p>
      <text:p text:style-name="P3"><text:s text:c="2"/>- sixad-jack</text:p>
      <text:p text:style-name="P3"><text:s/>Makes a sixaxis available as a MIDI keyboard.</text:p>
      <text:p text:style-name="P3"><text:s/>- sixad-raw</text:p>
      <text:p text:style-name="P3"><text:s/>Registers a new joystick using a sixaxis hidraw interface, useful to get accelerometers working on USB mode.</text:p>
      <text:p text:style-name="P3"><text:s/>- sixad-3in1</text:p>
      <text:p text:style-name="P3"><text:s/>Allows to use 3in1 KeyMote joystick buttons as mouse/keyboard, like sixad originally does.</text:p>
      <text:p text:style-name="P3"/>
      <text:p text:style-name="P3">These tools are more deeply explained later in this file.</text:p>
      <text:p text:style-name="P3"/>
      <text:p text:style-name="P3"/>
      <text:p text:style-name="P4"><text:s text:c="2"/>The Sixaxis in Linux</text:p>
      <text:p text:style-name="P5"/>
      <text:p text:style-name="P5">The sixaxis works out-of-the box in Linux; just get yourself an USB cable, connect the sixaxis to the computer, and press the 'PS' button on the sixaxis to activate it.</text:p>
      <text:p text:style-name="P5">You won't get all sixaxis features this way though – leds will keep blinking, accelerometers and rumble won't work.</text:p>
      <text:p text:style-name="P5">Note: when connected over USB the sixaxis leds will stop blinking when the internal battery is fully charged.</text:p>
      <text:p text:style-name="P5"/>
      <text:p text:style-name="P5">The 3in1 KeyMote also works by default. Just connect the dock over usb, hold the PS button on the keymote.</text:p>
      <text:p text:style-name="P5">You can use 'sixad-3in1' to get extra functionality.</text:p>
      <text:p text:style-name="P5"/>
      <text:p text:style-name="P5"/>
      <text:p text:style-name="P5">There is already work in progress to make the leds and rumble work by default in Linux, it's just a matter of time now. Same thing applies to bluetooth too (through BlueZ).</text:p>
      <text:p text:style-name="P5"/>
      <text:p text:style-name="P5">QtSixA solves this by implementing a custom driver (based on linux uinput) that supports leds, accelerometers and rumble. The default way to handle sixaxis in QtSixA is bluetooth, but it can be used for USBas well (no leds or rumble support though).</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oft-page-break/><text:s text:c="2"/>The sixad driver</text:p>
      <text:p text:style-name="P8"/>
      <text:p text:style-name="P3">"sixad" is a small driver based on good old 'hidd' (back on the bluez 3.xx days...).</text:p>
      <text:p text:style-name="P5">It currently supports sixaxis, keypads and remotes. The keypad support will actually load the system default driver, so wherever it will work or not depends on each system.</text:p>
      <text:p text:style-name="P5">Please note that sixad is a bluetooth application, not meant for USB. For USB related tasks, check the 'sixad-raw' utility.</text:p>
      <text:p text:style-name="P5"/>
      <text:p text:style-name="P5">Another thing worth knowing is that sixad uses a different bluetooth method than the new BlueZ 4.xx stack (present on many recent distros), so they will probably conflict each other. sixad tries to work around this, but it's not always possible. Check the 'Known issues' section if you find any problems.</text:p>
      <text:p text:style-name="P5"/>
      <text:p text:style-name="P5"/>
      <text:p text:style-name="P4"><text:s text:c="2"/>Usage</text:p>
      <text:p text:style-name="P5"/>
      <text:p text:style-name="P5">When ran with no command-line arguments, sixad will print this:</text:p>
      <text:p text:style-name="P13"><text:s/>usage: sixad &lt;command&gt;</text:p>
      <text:p text:style-name="P13"/>
      <text:p text:style-name="P13"><text:s/>command can be:</text:p>
      <text:p text:style-name="P13"><text:s text:c="5"/>-h, --help <text:s text:c="9"/>Show help (this message)</text:p>
      <text:p text:style-name="P13"><text:s text:c="5"/>-v, --version <text:s text:c="6"/>Show sixad version</text:p>
      <text:p text:style-name="P13"/>
      <text:p text:style-name="P13"><text:s text:c="5"/>-s, --start <text:s text:c="8"/>Start sixad</text:p>
      <text:p text:style-name="P13"><text:s text:c="9"/>--stop <text:s text:c="9"/>Stop sixad</text:p>
      <text:p text:style-name="P13"><text:s text:c="9"/>--remote <text:s text:c="7"/>BD Remote mode</text:p>
      <text:p text:style-name="P13"/>
      <text:p text:style-name="P13"><text:s text:c="5"/>-r, --restore <text:s text:c="6"/>Restore regular bluetooth</text:p>
      <text:p text:style-name="P13"/>
      <text:p text:style-name="P13"><text:s text:c="9"/>--boot-yes <text:s text:c="5"/>Auto-starts sixad at boot time</text:p>
      <text:p text:style-name="P13"><text:s text:c="9"/>--boot-no <text:s text:c="6"/>Does not auto-start sixad at boot time</text:p>
      <text:p text:style-name="P13"/>
      <text:p text:style-name="P13"/>
      <text:p text:style-name="P13"><text:s/>You can also check: sixad-raw, sixad-notify</text:p>
      <text:p text:style-name="P3"/>
      <text:p text:style-name="P5">The 'help' command will simply display this message, while 'version' will display the current sixad version.</text:p>
      <text:p text:style-name="P5">All other commands will require root access.</text:p>
      <text:p text:style-name="P5"/>
      <text:p text:style-name="P5">The 'start' command will start sixad (and stop regular bluetooth if needed). <text:span text:style-name="T3">'hcid' will be used here to keep the regular bluetooth from picking up bluetooth packets, which are needed for sixad.</text:span></text:p>
      <text:p text:style-name="P5">Once you've connected all your sixaxis and keypads, you can use the 'restore' command to restore the regular bluetooth if needed.</text:p>
      <text:p text:style-name="P5"/>
      <text:p text:style-name="P5">The 'stop' command will stop sixad and all services (sixad-remote and sixad-sixaxis), disconnecting all sixad-related devices in the process. After stopping sixad, regular bluetooth is restored.</text:p>
      <text:p text:style-name="P5"/>
      <text:p text:style-name="P5">The 'remote' command is used to connect PS3 BD Remotes to the computer (note that pairing is not needed here).</text:p>
      <text:p text:style-name="P5">After running this command, hold Enter+Start buttons on the remote to connect. Only 1 remote can be connected at a time.</text:p>
      <text:p text:style-name="P5">Please note that, when searching for remotes, the bluetooth device will be very busy; if you have other bluetooth devices currently connected, they will seem slower during this time.</text:p>
      <text:p text:style-name="P5">When sixad finds a remote, it will stop searching (remember – only 1 remote at a time), so you're good again after that. But, if sixad finds a remote and it somehow disconnects, it will start the search again.</text:p>
      <text:p text:style-name="P5">Note: You should probably connect the remotes first, then the sixaxis and keypads. Much easier this way...</text:p>
      <text:p text:style-name="P5"/>
      <text:p text:style-name="P5">The 'restore' command will restore the regular bluetooth. It's the same as in 'stop', but sixad and connected devices won't be affected.</text:p>
      <text:p text:style-name="P5"/>
      <text:p text:style-name="P5">The 'boot-yes' and 'boot-no' will enable sixad to start (or not) during boot. When this method is activated, pressing the PS button will connect any sixaxis or keypad right away, but regular bluetooth won't work.</text:p>
      <text:p text:style-name="P5"/>
      <text:p text:style-name="P5"/>
      <text:p text:style-name="P5">Note: before you can connect over bluetooth, you need to pair your sixaxis or keypad to the current computer. Check the sixad utilities section, sixpair, for that.</text:p>
      <text:p text:style-name="P5"/>
      <text:p text:style-name="P5"/>
      <text:p text:style-name="P5"/>
      <text:p text:style-name="P4"><text:soft-page-break/><text:s text:c="2"/>Configure sixad</text:p>
      <text:p text:style-name="P5"/>
      <text:p text:style-name="P5">The sixad global configuration is stored in '/etc/default/sixad'. It currently has two options – DEBUG and LEGACY.</text:p>
      <text:p text:style-name="P5">To change them, use something like 'DEBUG=1', where the value can be 0 or 1 (off or on, respectively).</text:p>
      <text:p text:style-name="P5">When DEBUG is on, sixad will print additional messages when ran.</text:p>
      <text:p text:style-name="P5">When LEGACY is on, sixad will on longer manage the sixaxis. Instead the default joystick driver will be used (ie, no leds, accelerometers or rumble).</text:p>
      <text:p text:style-name="P5"/>
      <text:p text:style-name="P5">System configuration is stored in '/var/lib/sixad/', as follows:</text:p>
      <text:p text:style-name="P5"><text:span text:style-name="T2">/var/lib/sixad/</text:span> <text:tab/><text:tab/><text:tab/>- Main sixad folder</text:p>
      <text:p text:style-name="P5"><text:span text:style-name="T2">/var/lib/sixad/00:XX:00:XX:00:XX/</text:span> <text:tab/>- Specific bluetooth adapter settings folder, ignore</text:p>
      <text:p text:style-name="P5"/>
      <text:p text:style-name="P5"><text:span text:style-name="T2">/var/lib/sixad/profiles/</text:span> <text:tab/><text:tab/>- Device profiles folder</text:p>
      <text:p text:style-name="P5"><text:span text:style-name="T2">/var/lib/sixad/profiles/default</text:span> <text:tab/>- Default sixad configuration file</text:p>
      <text:p text:style-name="P5"><text:span text:style-name="T2">/var/lib/sixad/profiles/hidraw</text:span> <text:tab/>- Default sixad configuration file for hidraw devices</text:p>
      <text:p text:style-name="P5"><text:span text:style-name="T2">/var/lib/sixad/profiles/00:XX:00:XX:00:XX</text:span> - Specific device configuration file</text:p>
      <text:p text:style-name="P5"/>
      <text:p text:style-name="P5">If some of these files don't exist yet, sixad will use internal defaults.</text:p>
      <text:p text:style-name="P5">All the users in the group 'sixad' will have read+write permissions over those files.</text:p>
      <text:p text:style-name="P5"/>
      <text:p text:style-name="P5">sixad will try to load the specifc device configuration first. If not found it tries to load the 'default' one. If that is not found either, it will use the internal default configuration.</text:p>
      <text:p text:style-name="P5">sixad-raw will first try to load the 'hidraw' file, then 'default'.</text:p>
      <text:p text:style-name="P5"/>
      <text:p text:style-name="P5"/>
      <text:p text:style-name="P4"><text:s text:c="2"/>The sixad configuration file specification</text:p>
      <text:p text:style-name="P5"/>
      <text:p text:style-name="P5">The files inside '<text:span text:style-name="T2">/var/lib/sixad/</text:span>' folow these rules:</text:p>
      <text:p text:style-name="P5"><text:s text:c="2"/>- Lines started with # are ignored</text:p>
      <text:p text:style-name="P5"><text:s text:c="2"/>- Empty lines are ignored</text:p>
      <text:p text:style-name="P5"><text:s text:c="2"/>- Lines with data must be "<text:span text:style-name="T2">string_of_config&lt;space&gt;value</text:span>", like this: "<text:span text:style-name="T2">enable_leds 1</text:span>"</text:p>
      <text:p text:style-name="P5"><text:s text:c="2"/>- 'string_of_config' must only contain ASCII characters (ie, no 'ç' or 'é')</text:p>
      <text:p text:style-name="P5"><text:s text:c="2"/>- 'value' must always be a number (0/1 is used for off/on)</text:p>
      <text:p text:style-name="P5"><text:s text:c="2"/>- only 1 data per line</text:p>
      <text:p text:style-name="P5"/>
      <text:p text:style-name="P5">sixad will handle missing data, but resolve to internal defaults. If a specific device configuration doesn't have "<text:span text:style-name="T2">enable_leds</text:span>", sixad will load the internal default value for that, even if the 'default' file still has it.</text:p>
      <text:p text:style-name="P5">Example:</text:p>
      <text:p text:style-name="P5">File '<text:span text:style-name="T2">/var/lib/sixad/profiles/00:XX:00:XX:00:XX'</text:span> is missing some configuration, but the file '<text:span text:style-name="T2">/var/lib/sixad/profiles/default</text:span>' has it. Still, in this case, the missing configuration in the 1st file will not be loaded from the 2nd one, but from internal defaults.</text:p>
      <text:p text:style-name="P5"/>
      <text:p text:style-name="P5">The internal defaults are:</text:p>
      <text:p text:style-name="P5"><text:s text:c="2"/>- Enable leds, auto-set by joystick number</text:p>
      <text:p text:style-name="P5"><text:s text:c="2"/>- Enable joystick (buttons, axis, sensible buttons and accelerometers)</text:p>
      <text:p text:style-name="P5"><text:s text:c="2"/>- Enable rumble, new mode</text:p>
      <text:p text:style-name="P5"><text:s text:c="2"/>- Enable connection animation (led+rumble)</text:p>
      <text:p text:style-name="P5"><text:s text:c="2"/>- Enable all remote features (numeric, dvd, direcctional and multimedia)</text:p>
      <text:p text:style-name="P5"><text:s text:c="2"/>- Enable auto-disconnect if no action after 30 minutes</text:p>
      <text:p text:style-name="P5"><text:s text:c="2"/>- Disable input (mouse and keyboard)</text:p>
      <text:p text:style-name="P5"/>
      <text:p text:style-name="P5">A complete file (with all currently available settings) is shown in the next page.</text:p>
      <text:p text:style-name="P5"/>
      <text:p text:style-name="P5"/>
      <text:p text:style-name="P5"/>
      <text:p text:style-name="P5"/>
      <text:p text:style-name="P5"/>
      <text:p text:style-name="P5"/>
      <text:p text:style-name="P5"/>
      <text:p text:style-name="P5"/>
      <text:p text:style-name="P11"/>
      <text:p text:style-name="P11"><text:soft-page-break/># ##########################</text:p>
      <text:p text:style-name="P11"># sixad configuration file #</text:p>
      <text:p text:style-name="P11">########################## #</text:p>
      <text:p text:style-name="P11"/>
      <text:p text:style-name="P11"># Features</text:p>
      <text:p text:style-name="P11">enable_leds 1</text:p>
      <text:p text:style-name="P11">enable_joystick 0</text:p>
      <text:p text:style-name="P11">enable_input 1</text:p>
      <text:p text:style-name="P11">enable_remote 0</text:p>
      <text:p text:style-name="P11">enable_rumble 0</text:p>
      <text:p text:style-name="P11">enable_timeout 0</text:p>
      <text:p text:style-name="P11"/>
      <text:p text:style-name="P11"># LED</text:p>
      <text:p text:style-name="P11">led_n_auto 1</text:p>
      <text:p text:style-name="P11">led_n_number 1</text:p>
      <text:p text:style-name="P11">led_anim 0</text:p>
      <text:p text:style-name="P11"/>
      <text:p text:style-name="P11"># Joystick</text:p>
      <text:p text:style-name="P11">enable_buttons 1</text:p>
      <text:p text:style-name="P11">enable_sbuttons 1</text:p>
      <text:p text:style-name="P11">enable_axis 1</text:p>
      <text:p text:style-name="P11">enable_accel 1</text:p>
      <text:p text:style-name="P11">enable_accon 0</text:p>
      <text:p text:style-name="P11">enable_speed 0</text:p>
      <text:p text:style-name="P11">enable_pos 0</text:p>
      <text:p text:style-name="P11"/>
      <text:p text:style-name="P11"># Input - None</text:p>
      <text:p text:style-name="P11">key_select 0</text:p>
      <text:p text:style-name="P11">key_l3 0</text:p>
      <text:p text:style-name="P11">key_r3 0</text:p>
      <text:p text:style-name="P11">key_start 0</text:p>
      <text:p text:style-name="P11">key_up 0</text:p>
      <text:p text:style-name="P11">key_right 0</text:p>
      <text:p text:style-name="P11">key_down 0</text:p>
      <text:p text:style-name="P11">key_left 0</text:p>
      <text:p text:style-name="P11">key_l2 0</text:p>
      <text:p text:style-name="P11">key_r2 0</text:p>
      <text:p text:style-name="P11">key_l1 0</text:p>
      <text:p text:style-name="P11">key_r1 0</text:p>
      <text:p text:style-name="P11">key_tri 0</text:p>
      <text:p text:style-name="P11">key_cir 0</text:p>
      <text:p text:style-name="P11">key_squ 0</text:p>
      <text:p text:style-name="P11">key_cro 0</text:p>
      <text:p text:style-name="P11">key_ps 0</text:p>
      <text:p text:style-name="P11">axis_left_type 0</text:p>
      <text:p text:style-name="P11">axis_left_up 0</text:p>
      <text:p text:style-name="P11">axis_left_right 0</text:p>
      <text:p text:style-name="P11">axis_left_down 0</text:p>
      <text:p text:style-name="P11">axis_left_left 0</text:p>
      <text:p text:style-name="P11">axis_right_type 0</text:p>
      <text:p text:style-name="P11">axis_right_up 0</text:p>
      <text:p text:style-name="P11">axis_right_right 0</text:p>
      <text:p text:style-name="P11">axis_right_down 0</text:p>
      <text:p text:style-name="P11">axis_right_left 0</text:p>
      <text:p text:style-name="P11">axis_speed 6</text:p>
      <text:p text:style-name="P11">use_lr3 0</text:p>
      <text:p text:style-name="P11"/>
      <text:p text:style-name="P11"># Remote</text:p>
      <text:p text:style-name="P11">remote_numberic 1</text:p>
      <text:p text:style-name="P11">remote_dvd 1</text:p>
      <text:p text:style-name="P11">remote_directional 1</text:p>
      <text:p text:style-name="P11">remote_multimedia 1</text:p>
      <text:p text:style-name="P11"/>
      <text:p text:style-name="P11"># Rumble</text:p>
      <text:p text:style-name="P11">old_rumble_mode 0</text:p>
      <text:p text:style-name="P11"/>
      <text:p text:style-name="P11"># Timeout</text:p>
      <text:p text:style-name="P11">timeout_mins 30</text:p>
      <text:p text:style-name="P11"/>
      <text:p text:style-name="P11"># Misc</text:p>
      <text:p text:style-name="P11">out_of_reach_disconnects 0</text:p>
      <text:p text:style-name="P5"/>
      <text:p text:style-name="P5"/>
      <text:p text:style-name="P5"/>
      <text:p text:style-name="P5"/>
      <text:p text:style-name="P5"/>
      <text:p text:style-name="P5"/>
      <text:p text:style-name="P5"/>
      <text:p text:style-name="P5"/>
      <text:p text:style-name="P5"/>
      <text:p text:style-name="P5"/>
      <text:p text:style-name="P5"><text:soft-page-break/>Here's a description of the values:</text:p>
      <text:p text:style-name="P12"/>
      <table:table table:name="Table1" table:style-name="Table1">
        <table:table-column table:style-name="Table1.A"/>
        <table:table-column table:style-name="Table1.B"/>
        <table:table-column table:style-name="Table1.C"/>
        <table:table-row>
          <table:table-cell table:style-name="Table1.A1" office:value-type="string">
            <text:p text:style-name="P19"><text:s/>String</text:p>
          </table:table-cell>
          <table:table-cell table:style-name="Table1.A1" office:value-type="string">
            <text:p text:style-name="P19"><text:s/>Possible values</text:p>
          </table:table-cell>
          <table:table-cell table:style-name="Table1.A1" office:value-type="string">
            <text:p text:style-name="P19"><text:s/>Information</text:p>
          </table:table-cell>
        </table:table-row>
        <table:table-row>
          <table:table-cell table:style-name="Table1.A2" office:value-type="string">
            <text:p text:style-name="P18">Features</text:p>
          </table:table-cell>
          <table:table-cell table:style-name="Table1.A2" office:value-type="string">
            <text:p text:style-name="P16"/>
          </table:table-cell>
          <table:table-cell table:style-name="Table1.A2" office:value-type="string">
            <text:p text:style-name="P16"/>
          </table:table-cell>
        </table:table-row>
        <table:table-row>
          <table:table-cell table:style-name="Table1.A48" office:value-type="string">
            <text:p text:style-name="P16">enable_leds</text:p>
          </table:table-cell>
          <table:table-cell table:style-name="Table1.B48" office:value-type="string">
            <text:p text:style-name="P16">0 or 1</text:p>
          </table:table-cell>
          <table:table-cell table:style-name="Table1.C48" office:value-type="string">
            <text:p text:style-name="P16">Wherever to use leds. If not, all leds will be off</text:p>
          </table:table-cell>
        </table:table-row>
        <table:table-row>
          <table:table-cell table:style-name="Table1.A48" office:value-type="string">
            <text:p text:style-name="P16">enable_joystick</text:p>
          </table:table-cell>
          <table:table-cell table:style-name="Table1.B48" office:value-type="string">
            <text:p text:style-name="P16">0 or 1</text:p>
          </table:table-cell>
          <table:table-cell table:style-name="Table1.C48" office:value-type="string">
            <text:p text:style-name="P16">Wherever to register a joystick for this device</text:p>
          </table:table-cell>
        </table:table-row>
        <table:table-row>
          <table:table-cell table:style-name="Table1.A48" office:value-type="string">
            <text:p text:style-name="P16">enable_input</text:p>
          </table:table-cell>
          <table:table-cell table:style-name="Table1.B48" office:value-type="string">
            <text:p text:style-name="P16">0 or 1</text:p>
          </table:table-cell>
          <table:table-cell table:style-name="Table1.C48" office:value-type="string">
            <text:p text:style-name="P16">Wherever to register a mouse+keyboard for this device</text:p>
          </table:table-cell>
        </table:table-row>
        <table:table-row>
          <table:table-cell table:style-name="Table1.A48" office:value-type="string">
            <text:p text:style-name="P16">enable_remote</text:p>
          </table:table-cell>
          <table:table-cell table:style-name="Table1.B48" office:value-type="string">
            <text:p text:style-name="P16">0 or 1</text:p>
          </table:table-cell>
          <table:table-cell table:style-name="Table1.C48" office:value-type="string">
            <text:p text:style-name="P16">Wherever to use specific remote features (remote only)</text:p>
          </table:table-cell>
        </table:table-row>
        <table:table-row>
          <table:table-cell table:style-name="Table1.A48" office:value-type="string">
            <text:p text:style-name="P16">enable_rumble</text:p>
          </table:table-cell>
          <table:table-cell table:style-name="Table1.B48" office:value-type="string">
            <text:p text:style-name="P16">0 or 1</text:p>
          </table:table-cell>
          <table:table-cell table:style-name="Table1.C48" office:value-type="string">
            <text:p text:style-name="P16">Wherever to use rumble</text:p>
          </table:table-cell>
        </table:table-row>
        <table:table-row>
          <table:table-cell table:style-name="Table1.A48" office:value-type="string">
            <text:p text:style-name="P16">enable_timeout</text:p>
          </table:table-cell>
          <table:table-cell table:style-name="Table1.B48" office:value-type="string">
            <text:p text:style-name="P16">0 or 1</text:p>
          </table:table-cell>
          <table:table-cell table:style-name="Table1.C48" office:value-type="string">
            <text:p text:style-name="P16">Wherever to auto-disconnect after unused for some time</text:p>
          </table:table-cell>
        </table:table-row>
        <table:table-row>
          <table:table-cell table:style-name="Table1.A48" office:value-type="string">
            <text:p text:style-name="P16"/>
          </table:table-cell>
          <table:table-cell table:style-name="Table1.B48" office:value-type="string">
            <text:p text:style-name="P16"/>
          </table:table-cell>
          <table:table-cell table:style-name="Table1.C48" office:value-type="string">
            <text:p text:style-name="P16"/>
          </table:table-cell>
        </table:table-row>
        <table:table-row>
          <table:table-cell table:style-name="Table1.A2" office:value-type="string">
            <text:p text:style-name="P18">LED</text:p>
          </table:table-cell>
          <table:table-cell table:style-name="Table1.A2" office:value-type="string">
            <text:p text:style-name="P16"/>
          </table:table-cell>
          <table:table-cell table:style-name="Table1.A2" office:value-type="string">
            <text:p text:style-name="P16"/>
          </table:table-cell>
        </table:table-row>
        <table:table-row>
          <table:table-cell table:style-name="Table1.A48" office:value-type="string">
            <text:p text:style-name="P16">led_n_auto</text:p>
          </table:table-cell>
          <table:table-cell table:style-name="Table1.B48" office:value-type="string">
            <text:p text:style-name="P16">0 or 1</text:p>
          </table:table-cell>
          <table:table-cell table:style-name="Table1.C48" office:value-type="string">
            <text:p text:style-name="P16">Wherever to use led according to joystick number</text:p>
          </table:table-cell>
        </table:table-row>
        <table:table-row>
          <table:table-cell table:style-name="Table1.A48" office:value-type="string">
            <text:p text:style-name="P16">led_n_number</text:p>
          </table:table-cell>
          <table:table-cell table:style-name="Table1.B48" office:value-type="string">
            <text:p text:style-name="P16">1&lt;-&gt;10</text:p>
          </table:table-cell>
          <table:table-cell table:style-name="Table1.C48" office:value-type="string">
            <text:p text:style-name="P16">Specific led number (if led_n_auto is off)</text:p>
          </table:table-cell>
        </table:table-row>
        <table:table-row>
          <table:table-cell table:style-name="Table1.A48" office:value-type="string">
            <text:p text:style-name="P16">led_anim</text:p>
          </table:table-cell>
          <table:table-cell table:style-name="Table1.B48" office:value-type="string">
            <text:p text:style-name="P16">0 or 1</text:p>
          </table:table-cell>
          <table:table-cell table:style-name="Table1.C48" office:value-type="string">
            <text:p text:style-name="P16">Wherever to animate new connections (will also rumble, if active)</text:p>
          </table:table-cell>
        </table:table-row>
        <table:table-row>
          <table:table-cell table:style-name="Table1.A48" office:value-type="string">
            <text:p text:style-name="P16"/>
          </table:table-cell>
          <table:table-cell table:style-name="Table1.B48" office:value-type="string">
            <text:p text:style-name="P16"/>
          </table:table-cell>
          <table:table-cell table:style-name="Table1.C48" office:value-type="string">
            <text:p text:style-name="P16"/>
          </table:table-cell>
        </table:table-row>
        <table:table-row>
          <table:table-cell table:style-name="Table1.A2" office:value-type="string">
            <text:p text:style-name="P18">Joystick</text:p>
          </table:table-cell>
          <table:table-cell table:style-name="Table1.A2" office:value-type="string">
            <text:p text:style-name="P16"/>
          </table:table-cell>
          <table:table-cell table:style-name="Table1.A2" office:value-type="string">
            <text:p text:style-name="P16"/>
          </table:table-cell>
        </table:table-row>
        <table:table-row>
          <table:table-cell table:style-name="Table1.A48" office:value-type="string">
            <text:p text:style-name="P16">enable_buttons</text:p>
          </table:table-cell>
          <table:table-cell table:style-name="Table1.B48" office:value-type="string">
            <text:p text:style-name="P16">0 or 1</text:p>
          </table:table-cell>
          <table:table-cell table:style-name="Table1.C48" office:value-type="string">
            <text:p text:style-name="P16">Wherever to handle button events</text:p>
          </table:table-cell>
        </table:table-row>
        <table:table-row>
          <table:table-cell table:style-name="Table1.A48" office:value-type="string">
            <text:p text:style-name="P16">enable_sbuttons</text:p>
          </table:table-cell>
          <table:table-cell table:style-name="Table1.B48" office:value-type="string">
            <text:p text:style-name="P16">0 or 1</text:p>
          </table:table-cell>
          <table:table-cell table:style-name="Table1.C48" office:value-type="string">
            <text:p text:style-name="P16">Wherever to handle sensible button events</text:p>
          </table:table-cell>
        </table:table-row>
        <table:table-row>
          <table:table-cell table:style-name="Table1.A48" office:value-type="string">
            <text:p text:style-name="P16">enable_axis</text:p>
          </table:table-cell>
          <table:table-cell table:style-name="Table1.B48" office:value-type="string">
            <text:p text:style-name="P16">0 or 1</text:p>
          </table:table-cell>
          <table:table-cell table:style-name="Table1.C48" office:value-type="string">
            <text:p text:style-name="P16">Wherever to handle axis events</text:p>
          </table:table-cell>
        </table:table-row>
        <table:table-row>
          <table:table-cell table:style-name="Table1.A48" office:value-type="string">
            <text:p text:style-name="P16">enable_accel</text:p>
          </table:table-cell>
          <table:table-cell table:style-name="Table1.B48" office:value-type="string">
            <text:p text:style-name="P16">0 or 1</text:p>
          </table:table-cell>
          <table:table-cell table:style-name="Table1.C48" office:value-type="string">
            <text:p text:style-name="P16">Wherever to handle accelerometer events</text:p>
          </table:table-cell>
        </table:table-row>
        <table:table-row>
          <table:table-cell table:style-name="Table1.A48" office:value-type="string">
            <text:p text:style-name="P16">enable_accon</text:p>
          </table:table-cell>
          <table:table-cell table:style-name="Table1.B48" office:value-type="string">
            <text:p text:style-name="P16">0 or 1</text:p>
          </table:table-cell>
          <table:table-cell table:style-name="Table1.C48" office:value-type="string">
            <text:p text:style-name="P16">Wherever to handle "acceleration" events (calculated with accelerometers)</text:p>
          </table:table-cell>
        </table:table-row>
        <table:table-row>
          <table:table-cell table:style-name="Table1.A48" office:value-type="string">
            <text:p text:style-name="P16">enable_speed</text:p>
          </table:table-cell>
          <table:table-cell table:style-name="Table1.B48" office:value-type="string">
            <text:p text:style-name="P16">0 or 1</text:p>
          </table:table-cell>
          <table:table-cell table:style-name="Table1.C48" office:value-type="string">
            <text:p text:style-name="P16">Wherever to handle "speed" events (calculated with accelerometers)</text:p>
          </table:table-cell>
        </table:table-row>
        <table:table-row>
          <table:table-cell table:style-name="Table1.A48" office:value-type="string">
            <text:p text:style-name="P16">enable_pos</text:p>
          </table:table-cell>
          <table:table-cell table:style-name="Table1.B48" office:value-type="string">
            <text:p text:style-name="P16">0 or 1</text:p>
          </table:table-cell>
          <table:table-cell table:style-name="Table1.C48" office:value-type="string">
            <text:p text:style-name="P16">Wherever to handle "position" events (calculated with accelerometers)</text:p>
          </table:table-cell>
        </table:table-row>
        <table:table-row>
          <table:table-cell table:style-name="Table1.A48" office:value-type="string">
            <text:p text:style-name="P16"/>
          </table:table-cell>
          <table:table-cell table:style-name="Table1.B48" office:value-type="string">
            <text:p text:style-name="P16"/>
          </table:table-cell>
          <table:table-cell table:style-name="Table1.C48" office:value-type="string">
            <text:p text:style-name="P16"/>
          </table:table-cell>
        </table:table-row>
        <table:table-row>
          <table:table-cell table:style-name="Table1.A2" office:value-type="string">
            <text:p text:style-name="P18">Input</text:p>
          </table:table-cell>
          <table:table-cell table:style-name="Table1.A2" office:value-type="string">
            <text:p text:style-name="P16"/>
          </table:table-cell>
          <table:table-cell table:style-name="Table1.A2" office:value-type="string">
            <text:p text:style-name="P16"/>
          </table:table-cell>
        </table:table-row>
        <table:table-row>
          <table:table-cell table:style-name="Table1.A48" office:value-type="string">
            <text:p text:style-name="P16">key_*</text:p>
          </table:table-cell>
          <table:table-cell table:style-name="Table1.B48" office:value-type="string">
            <text:p text:style-name="P16">0&lt;-&gt;MAX</text:p>
          </table:table-cell>
          <table:table-cell table:style-name="Table1.C48" office:value-type="string">
            <text:p text:style-name="P16">What key this button will provide (see your kernel's input.h for a list)</text:p>
          </table:table-cell>
        </table:table-row>
        <table:table-row>
          <table:table-cell table:style-name="Table1.A48" office:value-type="string">
            <text:p text:style-name="P16">axis_left_type</text:p>
          </table:table-cell>
          <table:table-cell table:style-name="Table1.B48" office:value-type="string">
            <text:p text:style-name="P16">0, 2 or 3</text:p>
          </table:table-cell>
          <table:table-cell table:style-name="Table1.C48" office:value-type="string">
            <text:p text:style-name="P16">0 - don't use axis; 2 - use for keys; 3 - use for mouse</text:p>
          </table:table-cell>
        </table:table-row>
        <table:table-row>
          <table:table-cell table:style-name="Table1.A48" office:value-type="string">
            <text:p text:style-name="P16">axis_left_up</text:p>
          </table:table-cell>
          <table:table-cell table:style-name="Table1.B48" office:value-type="string">
            <text:p text:style-name="P16">0&lt;-&gt;MAX</text:p>
          </table:table-cell>
          <table:table-cell table:style-name="Table1.C48" office:value-type="string">
            <text:p text:style-name="P16">In keys mode, used as key_*: in mouse mode, see below (1)</text:p>
          </table:table-cell>
        </table:table-row>
        <table:table-row>
          <table:table-cell table:style-name="Table1.A48" office:value-type="string">
            <text:p text:style-name="P16">axis_left_right</text:p>
          </table:table-cell>
          <table:table-cell table:style-name="Table1.B48" office:value-type="string">
            <text:p text:style-name="P16">0&lt;-&gt;MAX</text:p>
          </table:table-cell>
          <table:table-cell table:style-name="Table1.C48" office:value-type="string">
            <text:p text:style-name="P16">In keys mode, used as key_*: in mouse mode, see below (1)</text:p>
          </table:table-cell>
        </table:table-row>
        <table:table-row>
          <table:table-cell table:style-name="Table1.A48" office:value-type="string">
            <text:p text:style-name="P16">axis_left_down</text:p>
          </table:table-cell>
          <table:table-cell table:style-name="Table1.B48" office:value-type="string">
            <text:p text:style-name="P16">0&lt;-&gt;MAX</text:p>
          </table:table-cell>
          <table:table-cell table:style-name="Table1.C48" office:value-type="string">
            <text:p text:style-name="P16">In keys mode, used as key_*: in mouse mode does nothing</text:p>
          </table:table-cell>
        </table:table-row>
        <table:table-row>
          <table:table-cell table:style-name="Table1.A48" office:value-type="string">
            <text:p text:style-name="P16">axis_left_left</text:p>
          </table:table-cell>
          <table:table-cell table:style-name="Table1.B48" office:value-type="string">
            <text:p text:style-name="P16">0&lt;-&gt;MAX</text:p>
          </table:table-cell>
          <table:table-cell table:style-name="Table1.C48" office:value-type="string">
            <text:p text:style-name="P16">In keys mode, used as key_*: in mouse mode does nothing</text:p>
          </table:table-cell>
        </table:table-row>
        <table:table-row>
          <table:table-cell table:style-name="Table1.A48" office:value-type="string">
            <text:p text:style-name="P16">axis_right_*</text:p>
          </table:table-cell>
          <table:table-cell table:style-name="Table1.B48" office:value-type="string">
            <text:p text:style-name="P16">(same)</text:p>
          </table:table-cell>
          <table:table-cell table:style-name="Table1.C48" office:value-type="string">
            <text:p text:style-name="P16">(same thing as with axis_left_*)</text:p>
          </table:table-cell>
        </table:table-row>
        <table:table-row>
          <table:table-cell table:style-name="Table1.A48" office:value-type="string">
            <text:p text:style-name="P16">axis_speed</text:p>
          </table:table-cell>
          <table:table-cell table:style-name="Table1.B48" office:value-type="string">
            <text:p text:style-name="P16">1&lt;-&gt;9</text:p>
          </table:table-cell>
          <table:table-cell table:style-name="Table1.C48" office:value-type="string">
            <text:p text:style-name="P16">Axis speed multiplicator; default value is 6 (higher value means slower mouse)</text:p>
          </table:table-cell>
        </table:table-row>
        <table:table-row>
          <table:table-cell table:style-name="Table1.A48" office:value-type="string">
            <text:p text:style-name="P16">use_lr3</text:p>
          </table:table-cell>
          <table:table-cell table:style-name="Table1.B48" office:value-type="string">
            <text:p text:style-name="P16">0 or 1</text:p>
          </table:table-cell>
          <table:table-cell table:style-name="Table1.C48" office:value-type="string">
            <text:p text:style-name="P16">When on, L3 will enable/disable keys while R3 does it for mouse</text:p>
          </table:table-cell>
        </table:table-row>
        <table:table-row>
          <table:table-cell table:style-name="Table1.A48" office:value-type="string">
            <text:p text:style-name="P16"/>
          </table:table-cell>
          <table:table-cell table:style-name="Table1.B48" office:value-type="string">
            <text:p text:style-name="P16"/>
          </table:table-cell>
          <table:table-cell table:style-name="Table1.C48" office:value-type="string">
            <text:p text:style-name="P16"/>
          </table:table-cell>
        </table:table-row>
        <table:table-row>
          <table:table-cell table:style-name="Table1.A2" office:value-type="string">
            <text:p text:style-name="P18">Remote</text:p>
          </table:table-cell>
          <table:table-cell table:style-name="Table1.A2" office:value-type="string">
            <text:p text:style-name="P16"/>
          </table:table-cell>
          <table:table-cell table:style-name="Table1.A2" office:value-type="string">
            <text:p text:style-name="P16"/>
          </table:table-cell>
        </table:table-row>
        <table:table-row>
          <table:table-cell table:style-name="Table1.A48" office:value-type="string">
            <text:p text:style-name="P16">remote_numeric</text:p>
          </table:table-cell>
          <table:table-cell table:style-name="Table1.B48" office:value-type="string">
            <text:p text:style-name="P16">0 or 1</text:p>
          </table:table-cell>
          <table:table-cell table:style-name="Table1.C48" office:value-type="string">
            <text:p text:style-name="P16">Wherever to use the numberic keys on the remote</text:p>
          </table:table-cell>
        </table:table-row>
        <table:table-row>
          <table:table-cell table:style-name="Table1.A48" office:value-type="string">
            <text:p text:style-name="P16">remote_dvd</text:p>
          </table:table-cell>
          <table:table-cell table:style-name="Table1.B48" office:value-type="string">
            <text:p text:style-name="P16">0 or 1</text:p>
          </table:table-cell>
          <table:table-cell table:style-name="Table1.C48" office:value-type="string">
            <text:p text:style-name="P16">Wherever to use the DVD keys on the remote</text:p>
          </table:table-cell>
        </table:table-row>
        <table:table-row>
          <table:table-cell table:style-name="Table1.A48" office:value-type="string">
            <text:p text:style-name="P16">remote_directional</text:p>
          </table:table-cell>
          <table:table-cell table:style-name="Table1.B48" office:value-type="string">
            <text:p text:style-name="P16">0 or 1</text:p>
          </table:table-cell>
          <table:table-cell table:style-name="Table1.C48" office:value-type="string">
            <text:p text:style-name="P16">Wherever to use the directional keys on the remote</text:p>
          </table:table-cell>
        </table:table-row>
        <table:table-row>
          <table:table-cell table:style-name="Table1.A48" office:value-type="string">
            <text:p text:style-name="P16">remote_multimedia</text:p>
          </table:table-cell>
          <table:table-cell table:style-name="Table1.B48" office:value-type="string">
            <text:p text:style-name="P16">0 or 1</text:p>
          </table:table-cell>
          <table:table-cell table:style-name="Table1.C48" office:value-type="string">
            <text:p text:style-name="P16">Wherever to use the multimedia keys on the remote, see below (2)</text:p>
          </table:table-cell>
        </table:table-row>
        <table:table-row>
          <table:table-cell table:style-name="Table1.A48" office:value-type="string">
            <text:p text:style-name="P16"/>
          </table:table-cell>
          <table:table-cell table:style-name="Table1.B48" office:value-type="string">
            <text:p text:style-name="P16"/>
          </table:table-cell>
          <table:table-cell table:style-name="Table1.C48" office:value-type="string">
            <text:p text:style-name="P16"/>
          </table:table-cell>
        </table:table-row>
        <table:table-row>
          <table:table-cell table:style-name="Table1.A2" office:value-type="string">
            <text:p text:style-name="P18">Rumble</text:p>
          </table:table-cell>
          <table:table-cell table:style-name="Table1.A2" office:value-type="string">
            <text:p text:style-name="P17"/>
          </table:table-cell>
          <table:table-cell table:style-name="Table1.A2" office:value-type="string">
            <text:p text:style-name="P17"/>
          </table:table-cell>
        </table:table-row>
        <table:table-row>
          <table:table-cell table:style-name="Table1.A48" office:value-type="string">
            <text:p text:style-name="P16">old_rumble_mode</text:p>
          </table:table-cell>
          <table:table-cell table:style-name="Table1.B48" office:value-type="string">
            <text:p text:style-name="P16">0 or 1</text:p>
          </table:table-cell>
          <table:table-cell table:style-name="Table1.C48" office:value-type="string">
            <text:p text:style-name="P16">Wherever to use the old linux rumble mode or not; usually off</text:p>
          </table:table-cell>
        </table:table-row>
        <table:table-row>
          <table:table-cell table:style-name="Table1.A48" office:value-type="string">
            <text:p text:style-name="P16"/>
          </table:table-cell>
          <table:table-cell table:style-name="Table1.B48" office:value-type="string">
            <text:p text:style-name="P16"/>
          </table:table-cell>
          <table:table-cell table:style-name="Table1.C48" office:value-type="string">
            <text:p text:style-name="P16"/>
          </table:table-cell>
        </table:table-row>
        <table:table-row>
          <table:table-cell table:style-name="Table1.A2" office:value-type="string">
            <text:p text:style-name="P18">Timeout</text:p>
          </table:table-cell>
          <table:table-cell table:style-name="Table1.A2" office:value-type="string">
            <text:p text:style-name="P16"/>
          </table:table-cell>
          <table:table-cell table:style-name="Table1.A2" office:value-type="string">
            <text:p text:style-name="P16"/>
          </table:table-cell>
        </table:table-row>
        <table:table-row>
          <table:table-cell table:style-name="Table1.A48" office:value-type="string">
            <text:p text:style-name="P16">timeout_mins</text:p>
          </table:table-cell>
          <table:table-cell table:style-name="Table1.B48" office:value-type="string">
            <text:p text:style-name="P16">1&lt;-&gt;+inf</text:p>
          </table:table-cell>
          <table:table-cell table:style-name="Table1.C48" office:value-type="string">
            <text:p text:style-name="P16">Timeout in minutes used to disconnect when no unused</text:p>
          </table:table-cell>
        </table:table-row>
        <table:table-row>
          <table:table-cell table:style-name="Table1.A48" office:value-type="string">
            <text:p text:style-name="P16"/>
          </table:table-cell>
          <table:table-cell table:style-name="Table1.B48" office:value-type="string">
            <text:p text:style-name="P16"/>
          </table:table-cell>
          <table:table-cell table:style-name="Table1.C48" office:value-type="string">
            <text:p text:style-name="P16"/>
          </table:table-cell>
        </table:table-row>
        <table:table-row>
          <table:table-cell table:style-name="Table1.A2" office:value-type="string">
            <text:p text:style-name="P18">Misc</text:p>
          </table:table-cell>
          <table:table-cell table:style-name="Table1.A2" office:value-type="string">
            <text:p text:style-name="P16"/>
          </table:table-cell>
          <table:table-cell table:style-name="Table1.A2" office:value-type="string">
            <text:p text:style-name="P16"/>
          </table:table-cell>
        </table:table-row>
        <table:table-row>
          <table:table-cell table:style-name="Table1.A48" office:value-type="string">
            <text:p text:style-name="P16">out_of_reach_disconnects</text:p>
          </table:table-cell>
          <table:table-cell table:style-name="Table1.B48" office:value-type="string">
            <text:p text:style-name="P16">0 or 1</text:p>
          </table:table-cell>
          <table:table-cell table:style-name="Table1.C48" office:value-type="string">
            <text:p text:style-name="P16">Wherever to auto-disconnect when device goes too far (sixaxis only, experimental)</text:p>
          </table:table-cell>
        </table:table-row>
      </table:table>
      <text:p text:style-name="P6"/>
      <text:p text:style-name="P6"/>
      <text:p text:style-name="P6">Notes from the table:</text:p>
      <text:p text:style-name="P6"><text:s/>1 – When axis_left_up/right are set to mouse mode, value can be REL_X, REL_Y, REL_WHEEL or REL_HWHEEL.</text:p>
      <text:p text:style-name="P6">See your kernel's input.h file to know the real values.</text:p>
      <text:p text:style-name="P6"/>
      <text:p text:style-name="P6"><text:s/>2 – These are keys defined on the kernel, not the XF86 ones (the real multimedia keys). Most applications won't handle these properly.</text:p>
      <text:p text:style-name="P6"/>
      <text:p text:style-name="P6"/>
      <text:p text:style-name="P6"/>
      <text:p text:style-name="P6"/>
      <text:p text:style-name="P6"/>
      <text:p text:style-name="P6"/>
      <text:p text:style-name="P6"/>
      <text:p text:style-name="P6"/>
      <text:p text:style-name="P8"><text:soft-page-break/><text:s text:c="2"/>QtSixA – The interface</text:p>
      <text:p text:style-name="P8"/>
      <text:p text:style-name="P3">Important note: Although the interface is very useful for setting up things like profiles, it's being targetted for complete rewrite soon. For this reason it will not be explained in this manual.</text:p>
      <text:p text:style-name="P3">Once ready, the manual will be updated, and a proper QtSixA section will be written.</text:p>
      <text:p text:style-name="P3"/>
      <text:p text:style-name="P3">Please continue to the next pag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text:soft-page-break/><text:s text:c="2"/>The sixad utilities</text:p>
      <text:p text:style-name="P8"/>
      <text:p text:style-name="P3">Here is a detailed explanation of each utility that comes with sixad.</text:p>
      <text:p text:style-name="P5"/>
      <text:p text:style-name="P4"><text:s text:c="2"/>hidraw-dump</text:p>
      <text:p text:style-name="P3">This utility <text:span text:style-name="T1">will dump event information from hidraw devices, just like hcidump does for bluetooth.</text:span></text:p>
      <text:p text:style-name="P5">Simply run:</text:p>
      <text:p text:style-name="P10">$ [sudo] hidraw-dump /dev/hidrawX</text:p>
      <text:p text:style-name="P3">Where 'X' is the hidraw interface number.</text:p>
      <text:p text:style-name="P5"/>
      <text:p text:style-name="P4"><text:s text:c="2"/>sixpair[-kbd]</text:p>
      <text:p text:style-name="P3">This utility pair you sixaxis to the computer (*-kbd for keypad), required<text:span text:style-name="T1"> to connect over bluetooth.</text:span></text:p>
      <text:p text:style-name="P5">It accepts one command-line argument, which is the MAC to pair with (if no arguments, it will try to get the default MAC from your default bluetooth adapter).</text:p>
      <text:p text:style-name="P5">You need to connect your bluetooth adapter (and turn it on, if such switch exists), and your sixaxis or keypad via USB.</text:p>
      <text:p text:style-name="P5">Once ready, run:</text:p>
      <text:p text:style-name="P10">$ [sudo] sixpair[-kbd] [00:XX:00:XX:00:XX]</text:p>
      <text:p text:style-name="P3">Use *-kbd for keypads. The 1st argument (00:XX...) is optional.</text:p>
      <text:p text:style-name="P5">PS3 BD Remote don't need this.</text:p>
      <text:p text:style-name="P5"/>
      <text:p text:style-name="P4"><text:s text:c="2"/>sixad-jack</text:p>
      <text:p text:style-name="P3">This utility will turn a sixaxis into a MIDI keyboard. This is made through JACK, so make sure JACK is running first.</text:p>
      <text:p text:style-name="P5">It has one command-line option '-b'. When used, black keys will be handled (default is to use white keys only).</text:p>
      <text:p text:style-name="P5"/>
      <text:p text:style-name="P5">The key mapping is as follows:</text:p>
      <text:p text:style-name="P5">Select <text:tab/>- Change current octave (from 3 to 6)</text:p>
      <text:p text:style-name="P5">Start <text:tab/>- Start/Stop JACK transport</text:p>
      <text:p text:style-name="P5">L3 <text:tab/>- Transport backwards</text:p>
      <text:p text:style-name="P5">R3 <text:tab/>- Transport forwards</text:p>
      <text:p text:style-name="P5">PS <text:tab/>- Panic button</text:p>
      <text:p text:style-name="P5">(other keys will play notes, using sensible buttons)</text:p>
      <text:p text:style-name="P5"/>
      <text:p text:style-name="P5">Left Axis vertical <text:tab/>- CC Modulation</text:p>
      <text:p text:style-name="P5">Right Axis horizontal <text:tab/>- CC Pan</text:p>
      <text:p text:style-name="P5">Accelerometer X<text:tab/><text:tab/>- CC Misc 1 (0x10)</text:p>
      <text:p text:style-name="P5">Accelerometer Y<text:tab/><text:tab/>- CC Misc 2 (0x11)</text:p>
      <text:p text:style-name="P5">Accelerometer Z<text:tab/><text:tab/>- CC Misc 3 (0x12)</text:p>
      <text:p text:style-name="P5"/>
      <text:p text:style-name="P5">Make sure you enabled sensible buttons for this sixaxis, since that is used for the key presses (sensitive!)</text:p>
      <text:p text:style-name="P5">You can enable/disable features in sixad (ie, disable accelerometers to disable CC Misc events)</text:p>
      <text:p text:style-name="P5"/>
      <text:p text:style-name="P5">Run it like this:</text:p>
      <text:p text:style-name="P10">$ sixad-jack [-b] /dev/input/jsX</text:p>
      <text:p text:style-name="P3">Where 'X' is the sixaxis joystick number. The '-b' argument is optional.</text:p>
      <text:p text:style-name="P3"/>
      <text:p text:style-name="P5">Note: You should use this utility together with sixad. Using this on regular sixaxis (USB) will not work properly.</text:p>
      <text:p text:style-name="P5"/>
      <text:p text:style-name="P4"><text:s text:c="2"/>sixad-raw</text:p>
      <text:p text:style-name="P3">This utility will make a hidraw device of a sixaxis work with the sixad driver. It's useful for accelerometers and input (ie, mouse+keyboard). It will not handle leds and rumble though.</text:p>
      <text:p text:style-name="P5">Simply run:</text:p>
      <text:p text:style-name="P10">$ [sudo] sixad-raw /dev/hidrawX</text:p>
      <text:p text:style-name="P3">Where 'X' is the hidraw interface number.</text:p>
      <text:p text:style-name="P5"/>
      <text:p text:style-name="P4"><text:s text:c="2"/>sixad-3in1</text:p>
      <text:p text:style-name="P3">This utility will make the 3in1 KeyMote use joystick axis/buttons as mouse/keyboard. The input profile is hardcoded (same as 'KDE' in QtSixA), and <text:s/>the use_lr3 option is always active.</text:p>
      <text:p text:style-name="P5">Simply run:</text:p>
      <text:p text:style-name="P10">$ [sudo] sixad-3in1 /dev/hidrawX</text:p>
      <text:p text:style-name="P3">Where 'X' is the hidraw interface number (the keymote registers 2 hidraw interfaces, use the last one).</text:p>
      <text:p text:style-name="P5"/>
      <text:p text:style-name="P8"><text:soft-page-break/><text:s text:c="2"/>Connecting and disconnecting devices</text:p>
      <text:p text:style-name="P5"/>
      <text:p text:style-name="P5"/>
      <text:p text:style-name="P4"><text:s text:c="2"/>Sixaxis/DualShock3</text:p>
      <text:p text:style-name="P4"/>
      <text:p text:style-name="P3">If you want to connect and work via USB, you're in the wrong place. Sixaxis work in Linux out-of-the-box, please read the intro.</text:p>
      <text:p text:style-name="P3">If you want to access the accelerometers via USB, then it's a different story. In this case, configure sixad for 'hidraw' and use the sixad-raw utility (this information was explained before in this document).</text:p>
      <text:p text:style-name="P3"/>
      <text:p text:style-name="P3">To connect over bluetooth, if you first need to pair your sixaxis. For that, see the sixad utilities, sixpair section.</text:p>
      <text:p text:style-name="P5">Once done, start sixad with 'sixad -s' and press the PS button.</text:p>
      <text:p text:style-name="P5">On some distributions, bluetooth is not automatically activated. You can try 'sixad --stop; sixad -s' in this case.</text:p>
      <text:p text:style-name="P5"/>
      <text:p text:style-name="P5">To disconnect, press and hold the PS button for 12 seconds.</text:p>
      <text:p text:style-name="P5"/>
      <text:p text:style-name="P5"/>
      <text:p text:style-name="P4"><text:s text:c="2"/>Keypad</text:p>
      <text:p text:style-name="P4"/>
      <text:p text:style-name="P3">Keypads are not currently working via USB on Linux. If you got it working via USB, let me know!</text:p>
      <text:p text:style-name="P3"/>
      <text:p text:style-name="P3">To connect over bluetooth, do the same thing as for the sixaxis, as explained above<text:span text:style-name="T1">.</text:span></text:p>
      <text:p text:style-name="P5">Note that sixad will use the system driver for the keypad, so wherever it will work fine or not depends on your current distribution.</text:p>
      <text:p text:style-name="P5"/>
      <text:p text:style-name="P5">To disconnect, just push the switch for it.</text:p>
      <text:p text:style-name="P5">The keypad will auto-disconnect itself after being unused for 5 minutes though.</text:p>
      <text:p text:style-name="P5"/>
      <text:p text:style-name="P5"/>
      <text:p text:style-name="P4"><text:s text:c="2"/>Remote</text:p>
      <text:p text:style-name="P4"/>
      <text:p text:style-name="P5">Remotes cannot be used on USB.</text:p>
      <text:p text:style-name="P5">For bluetooth, follow the explanation in the main sixad section, 'remote' argument option.</text:p>
      <text:p text:style-name="P5">There's no way to disconnect a remote via hardware. You'll have to use QtSixA or kill sixad to force it to disconnect.</text:p>
      <text:p text:style-name="P5">Still, note that sixad will auto-disconnect any device after being unused for 30 minutes.</text:p>
      <text:p text:style-name="P5"/>
      <text:p text:style-name="P5"/>
      <text:p text:style-name="P4"><text:s text:c="2"/>3in1 KeyMote</text:p>
      <text:p text:style-name="P4"/>
      <text:p text:style-name="P5">Just connect the dock via USB, and hold the PS button. The red light will flash quickly when connected.</text:p>
      <text:p text:style-name="P5">See the sixad utilities section for tips on how to make it's joystick axis and buttons work as mouse/keyboard.</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9pt" style:font-size-asian="9pt" style:font-size-complex="9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QtSixA/sixad Manual<text:tab/><text:tab/><text:page-number text:select-page="current">7</text:page-number>/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48M12S</meta:editing-duration>
    <meta:editing-cycles>58</meta:editing-cycles>
    <meta:generator>LibreOffice/3.4$Unix LibreOffice_project/340m1$Build-302</meta:generator>
    <dc:date>2011-10-12T17:25:25</dc:date>
    <meta:document-statistic meta:table-count="2" meta:image-count="0" meta:object-count="0" meta:page-count="9" meta:paragraph-count="377" meta:word-count="2690" meta:character-count="16566" meta:non-whitespace-character-count="14002"/>
    <meta:user-defined meta:name="Info 1"/>
    <meta:user-defined meta:name="Info 2"/>
    <meta:user-defined meta:name="Info 3"/>
    <meta:user-defined meta:name="Info 4"/>
  </office:meta>
</office:document-meta>
</file>